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Raleway" svg:font-family="Raleway, sans-serif"/>
    <style:font-face style:name="SimSun" svg:font-family="SimSun" style:font-family-generic="system" style:font-pitch="variable"/>
    <style:font-face style:name="Source Code Pro" svg:font-family="'Source Code Pro', Consolas, 'Bitstream Vera Sans Mono', 'Courier New', Courier, monospace"/>
    <style:font-face style:name="Times New Roman" svg:font-family="'Times New Roman'" style:font-family-generic="roman" style:font-pitch="variable"/>
    <style:font-face style:name="monospace" svg:font-family="monospace, monospace"/>
  </office:font-face-decls>
  <office:automatic-styles>
    <style:style style:name="P1" style:family="paragraph" style:parent-style-name="Standard">
      <style:text-properties fo:font-size="13pt" fo:font-weight="normal" style:font-size-asian="13pt" style:font-weight-asian="normal" style:font-size-complex="13pt" style:font-weight-complex="normal"/>
    </style:style>
    <style:style style:name="P2" style:family="paragraph" style:parent-style-name="Text_20_body">
      <style:text-properties fo:font-size="13pt" fo:font-weight="normal" style:font-size-asian="13pt" style:font-weight-asian="normal" style:font-size-complex="13pt"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text-properties fo:font-size="24pt" fo:font-weight="bold" style:font-size-asian="24pt" style:font-weight-asian="bold" style:font-size-complex="24pt" style:font-weight-complex="bold"/>
    </style:style>
    <style:style style:name="P5" style:family="paragraph" style:parent-style-name="Text_20_body">
      <style:text-properties fo:font-size="24pt" fo:font-weight="bold" style:font-size-asian="24pt" style:font-weight-asian="bold" style:font-size-complex="24pt" style:font-weight-complex="bold"/>
    </style:style>
    <style:style style:name="P6" style:family="paragraph" style:parent-style-name="Preformatted_20_Text">
      <style:paragraph-properties fo:margin-left="0cm" fo:margin-right="0cm" fo:line-height="143%" fo:orphans="2" fo:widows="2" fo:text-indent="0cm" style:auto-text-indent="false" fo:padding-left="0.049cm" fo:padding-right="0cm" fo:padding-top="0cm" fo:padding-bottom="0cm" fo:border-left="2.49pt solid #267438" fo:border-right="none" fo:border-top="none" fo:border-bottom="none"/>
    </style:style>
    <style:style style:name="P7" style:family="paragraph" style:parent-style-name="Preformatted_20_Text">
      <style:paragraph-properties fo:margin-top="0cm" fo:margin-bottom="0.499cm" style:contextual-spacing="false" fo:line-height="143%" fo:orphans="2" fo:widows="2" fo:padding-left="0.049cm" fo:padding-right="0cm" fo:padding-top="0cm" fo:padding-bottom="0cm" fo:border-left="2.49pt solid #267438" fo:border-right="none" fo:border-top="none" fo:border-bottom="none"/>
    </style:style>
    <style:style style:name="P8" style:family="paragraph" style:parent-style-name="Preformatted_20_Text">
      <style:paragraph-properties fo:line-height="143%" fo:orphans="2" fo:widows="2" fo:padding-left="0.049cm" fo:padding-right="0cm" fo:padding-top="0cm" fo:padding-bottom="0cm" fo:border-left="2.49pt solid #267438" fo:border-right="none" fo:border-top="none" fo:border-bottom="none"/>
    </style:style>
    <style:style style:name="P9"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10"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Raleway" fo:font-size="13.5pt" fo:letter-spacing="normal" fo:font-style="normal" fo:font-weight="normal"/>
    </style:style>
    <style:style style:name="P11" style:family="paragraph" style:parent-style-name="Standard">
      <style:text-properties fo:font-variant="normal" fo:text-transform="none" fo:color="#000000" loext:opacity="100%" style:font-name="Raleway" fo:font-size="13.5pt" fo:letter-spacing="normal" fo:font-style="normal" fo:font-weight="normal" style:font-size-asian="24pt" style:font-weight-asian="bold" style:font-size-complex="24pt" style:font-weight-complex="bold"/>
    </style:style>
    <style:style style:name="P12" style:family="paragraph" style:parent-style-name="Standard">
      <style:text-properties fo:font-variant="normal" fo:text-transform="none" fo:color="#000000" loext:opacity="100%" style:font-name="Source Code Pro" fo:font-size="10.5pt" fo:letter-spacing="normal" fo:font-style="normal" fo:font-weight="normal" style:font-size-asian="24pt" style:font-weight-asian="bold" style:font-size-complex="24pt" style:font-weight-complex="bold"/>
    </style:style>
    <style:style style:name="P13"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Raleway" fo:font-size="13.5pt" fo:letter-spacing="normal" fo:font-style="normal" fo:font-weight="normal"/>
    </style:style>
    <style:style style:name="P14" style:family="paragraph" style:parent-style-name="Text_20_body">
      <style:text-properties fo:font-size="24pt" fo:font-weight="bold" officeooo:paragraph-rsid="001e293a" style:font-size-asian="24pt" style:font-weight-asian="bold" style:font-size-complex="24pt" style:font-weight-complex="bold"/>
    </style:style>
    <style:style style:name="P15" style:family="paragraph" style:parent-style-name="Text_20_body">
      <style:text-properties fo:font-size="24pt" fo:font-weight="bold" officeooo:rsid="001e293a" officeooo:paragraph-rsid="001e293a" style:font-size-asian="24pt" style:font-weight-asian="bold" style:font-size-complex="24pt" style:font-weight-complex="bold"/>
    </style:style>
    <style:style style:name="T1" style:family="text">
      <style:text-properties fo:font-variant="normal" fo:text-transform="none" fo:color="#000000" loext:opacity="100%" style:font-name="Raleway" fo:font-size="13.5pt" fo:letter-spacing="normal" fo:font-style="normal"/>
    </style:style>
    <style:style style:name="T2" style:family="text">
      <style:text-properties fo:font-variant="normal" fo:text-transform="none" fo:color="#000000" loext:opacity="100%" style:font-name="Raleway" fo:font-size="13.5pt" fo:letter-spacing="normal" fo:font-style="normal" fo:font-weight="normal"/>
    </style:style>
    <style:style style:name="T3" style:family="text">
      <style:text-properties fo:font-variant="normal" fo:text-transform="none" fo:color="#000000" loext:opacity="100%" style:font-name="Raleway" fo:font-size="13.5pt" fo:letter-spacing="normal" fo:font-weight="normal"/>
    </style:style>
    <style:style style:name="T4" style:family="text">
      <style:text-properties fo:font-variant="normal" fo:text-transform="none" fo:color="#000000" loext:opacity="100%" style:font-name="Raleway" fo:font-size="13.5pt" fo:letter-spacing="normal" fo:font-style="italic" fo:font-weight="normal"/>
    </style:style>
    <style:style style:name="T5" style:family="text">
      <style:text-properties fo:font-variant="normal" fo:text-transform="none" fo:color="#000000" loext:opacity="100%" fo:letter-spacing="normal"/>
    </style:style>
    <style:style style:name="T6" style:family="text">
      <style:text-properties fo:font-variant="normal" fo:text-transform="none" fo:color="#000000" loext:opacity="100%" fo:letter-spacing="normal" fo:background-color="#fafafa" loext:char-shading-value="0"/>
    </style:style>
    <style:style style:name="T7" style:family="text">
      <style:text-properties fo:font-variant="normal" fo:text-transform="none" fo:color="#000000" loext:opacity="100%" style:font-name="Source Code Pro" fo:font-size="10.5pt" fo:letter-spacing="normal" fo:font-style="normal" fo:font-weight="normal"/>
    </style:style>
    <style:style style:name="T8" style:family="text">
      <style:text-properties fo:font-variant="normal" fo:text-transform="none" fo:color="#000000" loext:opacity="100%" style:font-name="Source Code Pro" fo:font-size="10.5pt" fo:letter-spacing="normal" fo:font-style="normal" fo:font-weight="normal" fo:background-color="#fafafa" loext:char-shading-value="0"/>
    </style:style>
    <style:style style:name="T9" style:family="text">
      <style:text-properties fo:font-variant="normal" fo:text-transform="none" fo:color="#1f7199" loext:opacity="100%" style:font-name="Source Code Pro" fo:font-size="10.5pt" fo:letter-spacing="normal" fo:font-style="normal" fo:font-weight="normal"/>
    </style:style>
    <style:style style:name="T10" style:family="text">
      <style:text-properties fo:font-variant="normal" fo:text-transform="none" fo:color="#1f7199" loext:opacity="100%" style:font-name="Source Code Pro" fo:font-size="10.5pt" fo:letter-spacing="normal" fo:font-style="normal" fo:font-weight="normal" fo:background-color="#fafafa" loext:char-shading-value="0"/>
    </style:style>
    <style:style style:name="T11" style:family="text">
      <style:text-properties fo:font-variant="normal" fo:text-transform="none" fo:color="#63b175" loext:opacity="100%" style:font-name="Source Code Pro" fo:font-size="10.5pt" fo:letter-spacing="normal" fo:font-style="normal"/>
    </style:style>
    <style:style style:name="T12" style:family="text">
      <style:text-properties fo:font-variant="normal" fo:text-transform="none" fo:color="#63b175" loext:opacity="100%" style:font-name="Source Code Pro" fo:font-size="10.5pt" fo:letter-spacing="normal" fo:font-style="normal" fo:font-weight="bold" fo:background-color="#fafafa" loext:char-shading-value="0"/>
    </style:style>
    <style:style style:name="T13" style:family="text">
      <style:text-properties fo:font-variant="normal" fo:text-transform="none" fo:color="#267438" loext:opacity="100%" style:font-name="Source Code Pro" fo:font-size="10.5pt" fo:letter-spacing="normal" fo:font-style="normal"/>
    </style:style>
    <style:style style:name="T14" style:family="text">
      <style:text-properties fo:font-variant="normal" fo:text-transform="none" fo:color="#267438" loext:opacity="100%" style:font-name="Source Code Pro" fo:font-size="10.5pt" fo:letter-spacing="normal" fo:font-style="normal" fo:font-weight="bold" fo:background-color="#fafafa" loext:char-shading-value="0"/>
    </style:style>
    <style:style style:name="T15" style:family="text">
      <style:text-properties fo:font-variant="normal" fo:text-transform="none" fo:color="#888888" loext:opacity="100%" style:font-name="Source Code Pro" fo:font-size="10.5pt" fo:letter-spacing="normal" fo:font-style="normal" fo:font-weight="normal" fo:background-color="#fafafa" loext:char-shading-value="0"/>
    </style:style>
    <style:style style:name="T16" style:family="text">
      <style:text-properties fo:color="#000000" loext:opacity="100%" style:font-name="Raleway" fo:font-size="13.5pt" fo:letter-spacing="normal" fo:font-weight="normal"/>
    </style:style>
    <style:style style:name="T17"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tab/><text:tab/><text:tab/><text:tab/>Bean Scopes(Spring 5)</text:p>
      <text:p text:style-name="P11">The scope of a bean defines the life cycle and visibility of that bean in the contexts we use it.</text:p>
      <text:p text:style-name="P11">@Scope annotation is used to define scope for a bean. We can use it with @Bean annotation.</text:p>
      <text:p text:style-name="P4">Singleton:</text:p>
      <text:p text:style-name="P4"><text:span text:style-name="T2">When we define a bean with the </text:span><text:span text:style-name="Emphasis"><text:span text:style-name="T16">singleton</text:span></text:span><text:span text:style-name="Emphasis"><text:span text:style-name="T3"> </text:span></text:span><text:span text:style-name="T2">scope, the container creates a single instance of that bean; all requests for that bean name will return the same object, which is cached. Any modifications to the object will be reflected in all references to the bean. This scope is the default value if no other scope is specified.</text:span> </text:p>
      <text:p text:style-name="P4">Prototype:</text:p>
      <text:p text:style-name="P5"><text:span text:style-name="T2">A bean with the </text:span><text:span text:style-name="Emphasis"><text:span text:style-name="T2">prototype </text:span></text:span><text:span text:style-name="T2">scope will return a different instance every time it is requested from the container. It is defined by setting the value </text:span><text:span text:style-name="Emphasis"><text:span text:style-name="T2">prototype </text:span></text:span><text:span text:style-name="T2">to the </text:span><text:span text:style-name="T4">@Scope </text:span><text:span text:style-name="T2">annotation in the bean definition:</text:span></text:p>
      <text:p text:style-name="P6"><text:span text:style-name="Source_20_Text"><text:span text:style-name="T10">@Bean</text:span></text:span></text:p>
      <text:p text:style-name="P8"><text:span text:style-name="Source_20_Text"><text:span text:style-name="T10">@Scope("prototype")</text:span></text:span></text:p>
      <text:p text:style-name="P8"><text:span text:style-name="Source_20_Text"><text:span text:style-name="T12">public</text:span></text:span><text:span text:style-name="Source_20_Text"><text:span text:style-name="T8"> Person </text:span></text:span><text:span text:style-name="Source_20_Text"><text:span text:style-name="T14">personPrototype</text:span></text:span><text:span text:style-name="Source_20_Text"><text:span text:style-name="T8">() {</text:span></text:span></text:p>
      <text:p text:style-name="P8"><text:span text:style-name="Source_20_Text"><text:span text:style-name="T6"><text:s text:c="4"/></text:span></text:span><text:span text:style-name="Source_20_Text"><text:span text:style-name="T12">return</text:span></text:span><text:span text:style-name="Source_20_Text"><text:span text:style-name="T8"> </text:span></text:span><text:span text:style-name="Source_20_Text"><text:span text:style-name="T12">new</text:span></text:span><text:span text:style-name="Source_20_Text"><text:span text:style-name="T8"> </text:span></text:span><text:span text:style-name="Source_20_Text"><text:span text:style-name="T14">Person</text:span></text:span><text:span text:style-name="Source_20_Text"><text:span text:style-name="T8">();</text:span></text:span></text:p>
      <text:p text:style-name="P7"><text:span text:style-name="Source_20_Text"><text:span text:style-name="T8">}</text:span></text:span></text:p>
      <text:p text:style-name="P15"><text:span text:style-name="T2">Use prototype scope for stateful beans and singleton for stateless beans.</text:span></text:p>
      <text:p text:style-name="P14"><text:span text:style-name="T2"/></text:p>
      <text:p text:style-name="P14"><text:span text:style-name="T2">The </text:span><text:span text:style-name="Emphasis"><text:span text:style-name="T2">request </text:span></text:span><text:span text:style-name="T2">scope creates a </text:span></text:p>
      <text:p text:style-name="P14"><text:span text:style-name="T2">bean instance for a single HTTP request, while the s</text:span><text:span text:style-name="Emphasis"><text:span text:style-name="T2">ession </text:span></text:span><text:span text:style-name="T2">scope creates a bean instance for an HTTP Session.</text:span></text:p>
      <text:p text:style-name="P9"><text:span text:style-name="T2">The </text:span><text:span text:style-name="Emphasis"><text:span text:style-name="T2">application </text:span></text:span><text:span text:style-name="T2">scope creates the bean instance for the lifecycle of a </text:span><text:span text:style-name="Emphasis"><text:span text:style-name="T2">ServletContext</text:span></text:span><text:span text:style-name="T2">, and the </text:span><text:span text:style-name="Emphasis"><text:span text:style-name="T2">websocket </text:span></text:span><text:span text:style-name="T2">scope creates it for a particular </text:span><text:span text:style-name="Emphasis"><text:span text:style-name="T2">WebSocket </text:span></text:span><text:span text:style-name="T2">session.</text:span></text:p>
      <text:p text:style-name="P10">Let's create a class to use for instantiating the beans:</text:p>
      <text:p text:style-name="P6"><text:span text:style-name="Source_20_Text"><text:span text:style-name="T12">public</text:span></text:span><text:span text:style-name="Source_20_Text"><text:span text:style-name="T8"> </text:span></text:span><text:span text:style-name="Source_20_Text"><text:span text:style-name="T12">class</text:span></text:span><text:span text:style-name="Source_20_Text"><text:span text:style-name="T8"> </text:span></text:span><text:span text:style-name="Source_20_Text"><text:span text:style-name="T14">HelloMessageGenerator</text:span></text:span><text:span text:style-name="Source_20_Text"><text:span text:style-name="T8"> {</text:span></text:span></text:p>
      <text:p text:style-name="P8"><text:span text:style-name="Source_20_Text"><text:span text:style-name="T6"><text:s text:c="4"/></text:span></text:span><text:span text:style-name="Source_20_Text"><text:span text:style-name="T12">private</text:span></text:span><text:span text:style-name="Source_20_Text"><text:span text:style-name="T8"> String message;</text:span></text:span></text:p>
      <text:p text:style-name="P8"><text:span text:style-name="Source_20_Text"><text:span text:style-name="T6"><text:s text:c="4"/></text:span></text:span></text:p>
      <text:p text:style-name="P8"><text:span text:style-name="Source_20_Text"><text:span text:style-name="T6"><text:s text:c="4"/></text:span></text:span><text:span text:style-name="Source_20_Text"><text:span text:style-name="T15">// standard getter and setter</text:span></text:span></text:p>
      <text:p text:style-name="P7"><text:span text:style-name="Source_20_Text"><text:span text:style-name="T8">}</text:span></text:span></text:p>
      <text:p text:style-name="P4"><text:soft-page-break/></text:p>
      <text:p text:style-name="P4"/>
      <text:p text:style-name="P4"/>
      <text:p text:style-name="P4">Request:</text:p>
      <text:p text:style-name="P4"><text:span text:style-name="T9">@Bean</text:span><text:span text:style-name="T5"> </text:span></text:p>
      <text:p text:style-name="P4"><text:span text:style-name="T9">@Scope(value = WebApplicationContext.SCOPE_REQUEST, proxyMode = ScopedProxyMode.TARGET_CLASS)</text:span><text:span text:style-name="T5"> </text:span></text:p>
      <text:p text:style-name="P4"><text:span text:style-name="T11">public</text:span><text:span text:style-name="T5"> </text:span><text:span text:style-name="T7">HelloMessageGenerator </text:span><text:span text:style-name="T13">requestScopedBean</text:span><text:span text:style-name="T7">()</text:span><text:span text:style-name="T5"> </text:span><text:span text:style-name="T7">{ </text:span></text:p>
      <text:p text:style-name="P4"><text:span text:style-name="T7"><text:tab/></text:span><text:span text:style-name="T11">return</text:span><text:span text:style-name="T5"> </text:span><text:span text:style-name="T11">new</text:span><text:span text:style-name="T5"> </text:span><text:span text:style-name="T13">HelloMessageGenerator</text:span><text:span text:style-name="T7">(); </text:span></text:p>
      <text:p text:style-name="P12">}</text:p>
      <text:p text:style-name="P12"/>
      <text:p text:style-name="P5"><text:span text:style-name="T2">The </text:span><text:span text:style-name="Emphasis"><text:span text:style-name="T2">proxyMode </text:span></text:span><text:span text:style-name="T2">attribute is necessary because at the moment of the instantiation of the web application context, there is no active request. Spring creates a proxy to be injected as a dependency, and instantiates the target bean when it is needed in a request.</text:span></text:p>
      <text:p text:style-name="P9"><text:span text:style-name="T2">We can also use a </text:span><text:span text:style-name="Emphasis"><text:span text:style-name="T2">@RequestScope </text:span></text:span><text:span text:style-name="T2">composed annotation that acts as a shortcut for the above definition:</text:span></text:p>
      <text:p text:style-name="P6"><text:span text:style-name="Source_20_Text"><text:span text:style-name="T10">@Bean</text:span></text:span></text:p>
      <text:p text:style-name="P8"><text:span text:style-name="Source_20_Text"><text:span text:style-name="T10">@RequestScope</text:span></text:span></text:p>
      <text:p text:style-name="P8"><text:span text:style-name="Source_20_Text"><text:span text:style-name="T12">public</text:span></text:span><text:span text:style-name="Source_20_Text"><text:span text:style-name="T8"> HelloMessageGenerator </text:span></text:span><text:span text:style-name="Source_20_Text"><text:span text:style-name="T14">requestScopedBean</text:span></text:span><text:span text:style-name="Source_20_Text"><text:span text:style-name="T8">() {</text:span></text:span></text:p>
      <text:p text:style-name="P8"><text:span text:style-name="Source_20_Text"><text:span text:style-name="T6"><text:s text:c="4"/></text:span></text:span><text:span text:style-name="Source_20_Text"><text:span text:style-name="T12">return</text:span></text:span><text:span text:style-name="Source_20_Text"><text:span text:style-name="T8"> </text:span></text:span><text:span text:style-name="Source_20_Text"><text:span text:style-name="T12">new</text:span></text:span><text:span text:style-name="Source_20_Text"><text:span text:style-name="T8"> </text:span></text:span><text:span text:style-name="Source_20_Text"><text:span text:style-name="T14">HelloMessageGenerator</text:span></text:span><text:span text:style-name="Source_20_Text"><text:span text:style-name="T8">();</text:span></text:span></text:p>
      <text:p text:style-name="P7"><text:span text:style-name="Source_20_Text"><text:span text:style-name="T8">}</text:span></text:span></text:p>
      <text:p text:style-name="P12">If we provide scope as Request then object will be valid for 1 request and each time we hit the URL , a new object will be created.</text:p>
      <text:p text:style-name="P4"><text:s/></text:p>
      <text:p text:style-name="P4">Session</text:p>
      <text:p text:style-name="P3">@SessionScope annotation is used. The bean is valid for 1 http session. In 1 session we can have multiple request, for for each request in that session, same object will be valid.</text:p>
      <text:p text:style-name="P4"/>
      <text:p text:style-name="P4">Application Scope:</text:p>
      <text:p text:style-name="P1">Bean is valid for lifecycle of serveletContext.</text:p>
      <text:p text:style-name="P2"><text:span text:style-name="T1">This is similar to the </text:span><text:span text:style-name="Emphasis"><text:span text:style-name="T1">singleton </text:span></text:span><text:span text:style-name="T1">scope, but there is a very important difference with regards to the scope of the bean.</text:span></text:p>
      <text:p text:style-name="P9"><text:soft-page-break/><text:span text:style-name="T2">When beans are </text:span><text:span text:style-name="Emphasis"><text:span text:style-name="T2">application </text:span></text:span><text:span text:style-name="T2">scoped, the same instance of the bean is shared across multiple servlet-based applications running in the same </text:span><text:span text:style-name="Emphasis"><text:span text:style-name="T2">ServletContext</text:span></text:span><text:span text:style-name="T2">, while </text:span><text:span text:style-name="Emphasis"><text:span text:style-name="T2">singleton </text:span></text:span><text:span text:style-name="T2">scoped beans are scoped to a single application context only.</text:span></text:p>
      <text:p text:style-name="P10">@ApplicationScope</text:p>
      <text:p text:style-name="P10">Websocket scope:</text:p>
      <text:p text:style-name="P10">Finally, let's create the bean with the <text:span text:style-name="T17">websocket </text:span>scope:</text:p>
      <text:p text:style-name="P6"><text:span text:style-name="Source_20_Text"><text:span text:style-name="T10">@Bean</text:span></text:span></text:p>
      <text:p text:style-name="P8"><text:span text:style-name="Source_20_Text"><text:span text:style-name="T10">@Scope(scopeName = "websocket", proxyMode = ScopedProxyMode.TARGET_CLASS)</text:span></text:span></text:p>
      <text:p text:style-name="P8"><text:span text:style-name="Source_20_Text"><text:span text:style-name="T12">public</text:span></text:span><text:span text:style-name="Source_20_Text"><text:span text:style-name="T8"> HelloMessageGenerator </text:span></text:span><text:span text:style-name="Source_20_Text"><text:span text:style-name="T14">websocketScopedBean</text:span></text:span><text:span text:style-name="Source_20_Text"><text:span text:style-name="T8">() {</text:span></text:span></text:p>
      <text:p text:style-name="P8"><text:span text:style-name="Source_20_Text"><text:span text:style-name="T6"><text:s text:c="4"/></text:span></text:span><text:span text:style-name="Source_20_Text"><text:span text:style-name="T12">return</text:span></text:span><text:span text:style-name="Source_20_Text"><text:span text:style-name="T8"> </text:span></text:span><text:span text:style-name="Source_20_Text"><text:span text:style-name="T12">new</text:span></text:span><text:span text:style-name="Source_20_Text"><text:span text:style-name="T8"> </text:span></text:span><text:span text:style-name="Source_20_Text"><text:span text:style-name="T14">HelloMessageGenerator</text:span></text:span><text:span text:style-name="Source_20_Text"><text:span text:style-name="T8">();</text:span></text:span></text:p>
      <text:p text:style-name="P7"><text:span text:style-name="Source_20_Text"><text:span text:style-name="T8">}</text:span></text:span></text:p>
      <text:p text:style-name="P9"><text:span text:style-name="T2">When first accessed, </text:span><text:span text:style-name="Emphasis"><text:span text:style-name="T2">WebSocket </text:span></text:span><text:span text:style-name="T2">scoped beans are stored in the </text:span><text:span text:style-name="Emphasis"><text:span text:style-name="T2">WebSocket </text:span></text:span><text:span text:style-name="T2">session attributes. The same instance of the bean is then returned whenever that bean is accessed during the entire </text:span><text:span text:style-name="Emphasis"><text:span text:style-name="T2">WebSocket </text:span></text:span><text:span text:style-name="T2">session.</text:span></text:p>
      <text:p text:style-name="P9"><text:span text:style-name="T2">We can also say that it exhibits singleton behavior, but limited to a </text:span><text:span text:style-name="Emphasis"><text:span text:style-name="T2">WebSocket </text:span></text:span><text:span text:style-name="T2">session only.</text:span></text:p>
      <text:p text:style-name="P10"/>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Raleway" svg:font-family="Raleway, sans-serif"/>
    <style:font-face style:name="SimSun" svg:font-family="SimSun" style:font-family-generic="system" style:font-pitch="variable"/>
    <style:font-face style:name="Source Code Pro" svg:font-family="'Source Code Pro', Consolas, 'Bitstream Vera Sans Mono', 'Courier New', Courier, monospace"/>
    <style:font-face style:name="Times New Roman" svg:font-family="'Times New Roman'" style:font-family-generic="roman" style:font-pitch="variable"/>
    <style:font-face style:name="monospace" svg:font-family="monospace, monospac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IN"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IN"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1T15:26:21.92</meta:creation-date>
    <dc:date>2023-11-09T11:06:20.036536807</dc:date>
    <meta:editing-duration>PT2H24M15S</meta:editing-duration>
    <meta:editing-cycles>18</meta:editing-cycles>
    <meta:generator>LibreOffice/7.3.7.2$Linux_X86_64 LibreOffice_project/30$Build-2</meta:generator>
    <meta:document-statistic meta:table-count="0" meta:image-count="0" meta:object-count="0" meta:page-count="3" meta:paragraph-count="53" meta:word-count="515" meta:character-count="3324" meta:non-whitespace-character-count="2824"/>
  </office:meta>
</office:document-meta>
</file>